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4.809cm" svg:height="4.663cm" svg:x="0.026cm" svg:y="7.056cm" svg:viewBox="0 0 4810 4664" svg:d="M0 0l542 1005M542 1005l661 930M1203 1935l769 844M1972 2779l866 743M2838 3522l951 631M3789 4153l1021 511">
          <text:p/>
        </draw:path>
        <draw:line draw:style-name="gr1" draw:layer="layout" svg:x1="4.834cm" svg:y1="11.719cm" svg:x2="12.144cm" svg:y2="11.719cm">
          <text:p/>
        </draw:line>
        <draw:line draw:style-name="gr1" draw:layer="layout" svg:x1="12.145cm" svg:y1="11.719cm" svg:x2="12.836cm" svg:y2="11.719cm">
          <text:p/>
        </draw:line>
        <draw:path draw:style-name="gr1" draw:layer="layout" svg:width="4.809cm" svg:height="4.663cm" svg:x="0.026cm" svg:y="2.393cm" svg:viewBox="0 0 4810 4664" svg:d="M4810 0l-1021 511M3789 511l-951 631M2838 1142l-866 743M1972 1885l-769 844M1203 2729l-661 930M542 3659l-542 1005">
          <text:p/>
        </draw:path>
        <draw:path draw:style-name="gr1" draw:layer="layout" svg:width="0.998cm" svg:height="8.394cm" svg:x="13.087cm" svg:y="2.859cm" svg:viewBox="0 0 999 8395" svg:d="M0 8395l433-998M433 7397l313-1042M746 6355l189-1072M935 5283l64-1086M999 4197l-64-1085M935 3112l-189-1072M746 2040l-313-1042M433 998l-433-998">
          <text:p/>
        </draw:path>
        <draw:line draw:style-name="gr1" draw:layer="layout" svg:x1="12.836cm" svg:y1="11.72cm" svg:x2="13.089cm" svg:y2="11.253cm">
          <text:p/>
        </draw:line>
        <draw:line draw:style-name="gr1" draw:layer="layout" svg:x1="13.089cm" svg:y1="2.86cm" svg:x2="12.836cm" svg:y2="2.393cm">
          <text:p/>
        </draw:line>
        <draw:line draw:style-name="gr1" draw:layer="layout" svg:x1="4.834cm" svg:y1="2.393cm" svg:x2="12.144cm" svg:y2="2.393cm">
          <text:p/>
        </draw:line>
        <draw:line draw:style-name="gr1" draw:layer="layout" svg:x1="12.145cm" svg:y1="2.393cm" svg:x2="12.836cm" svg:y2="2.3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"/>
    <meta:generator>LibreOffice/4.3.3.2$Linux_x86 LibreOffice_project/430m0$Build-2</meta:generator>
  </office:meta>
</office:document-meta>
</file>